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7916in"/>
    </style:style>
    <style:style style:name="TableColumn8" style:family="table-column">
      <style:table-column-properties style:column-width="3.6979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background-color="#FFF2CC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font-weight="bold" style:font-weight-asian="bold" style:font-weight-complex="bold" fo:language="en" fo:country="US"/>
    </style:style>
    <style:style style:name="TableCell34" style:family="table-cell">
      <style:table-cell-properties fo:border="0.0069in solid #999999" fo:background-color="#FFF2CC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999999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font-weight="bold" style:font-weight-asian="bold" style:font-weight-complex="bold" fo:language="en" fo:country="US"/>
    </style:style>
    <style:style style:name="TableCell50" style:family="table-cell">
      <style:table-cell-properties fo:border="0.0069in solid #999999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999999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9" style:family="table-cell">
      <style:table-cell-properties fo:border="0.0069in solid #999999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P66" style:parent-style-name="Normal" style:family="paragraph">
      <style:paragraph-properties fo:margin-bottom="0in" fo:line-height="100%"/>
      <style:text-properties fo:language="en" fo:country="US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</text:span><text:span text:style-name="T18">o<text:s/></text:span><text:span text:style-name="T19">in<text:s/></text:span><text:span text:style-name="T20">orders</text:span><text:span text:style-name="T21">]&gt;&gt;&lt;&lt;if [</text:span><text:span text:style-name="T22">o.ProductOrders.Sum(x=&gt;x.</text:span><text:span text:style-name="T23">Price</text:span><text:span text:style-name="T24">)</text:span><text:span text:style-name="T25"><text:s/>&gt;=<text:s/></text:span><text:span text:style-name="T26">400</text:span><text:span text:style-name="T27">]&gt;&gt;&lt;&lt;[</text:span><text:span text:style-name="T28">o.Customer</text:span><text:span text:style-name="T29">s</text:span><text:span text:style-name="T30">.</text:span><text:span text:style-name="T31">Customer</text:span><text:span text:style-name="T32">Name</text:span><text:span text:style-name="T33">]&gt;&gt;</text:span></text:p>
                </table:table-cell>
                <table:table-cell table:style-name="TableCell34">
                  <text:p text:style-name="P35"><text:span text:style-name="T36">&lt;&lt;[</text:span><text:span text:style-name="T37">o.ProductOrders.Sum(x=&gt;x.</text:span><text:span text:style-name="T38">Price)</text:span><text:span text:style-name="T39">]&gt;&gt;</text:span></text:p>
                </table:table-cell>
              </table:table-row>
              <table:table-row table:style-name="TableRow40">
                <table:table-cell table:style-name="TableCell41">
                  <text:p text:style-name="P42"><text:span text:style-name="T43">&lt;&lt;else&gt;&gt;&lt;&lt;[</text:span><text:span text:style-name="T44">o.Customer</text:span><text:span text:style-name="T45">s</text:span><text:span text:style-name="T46">.</text:span><text:span text:style-name="T47">Customer</text:span><text:span text:style-name="T48">Name</text:span><text:span text:style-name="T49">]&gt;&gt;</text:span></text:p>
                </table:table-cell>
                <table:table-cell table:style-name="TableCell50">
                  <text:p text:style-name="P51"><text:span text:style-name="T52">&lt;&lt;[</text:span><text:span text:style-name="T53">o.ProductOrders.Sum(x=&gt;x.</text:span><text:span text:style-name="T54">Price)</text:span><text:span text:style-name="T55">]&gt;&gt;&lt;&lt;/if&gt;&gt;&lt;&lt;/foreach&gt;&gt;</text:span></text:p>
                </table:table-cell>
              </table:table-row>
              <table:table-row table:style-name="TableRow56">
                <table:table-cell table:style-name="TableCell57">
                  <text:p text:style-name="P58">Total:</text:p>
                </table:table-cell>
                <table:table-cell table:style-name="TableCell59">
                  <text:p text:style-name="P60"><text:span text:style-name="T61">&lt;&lt;[</text:span><text:span text:style-name="T62"><text:s/>ds</text:span><text:span text:style-name="T63">.ProductOrder</text:span><text:span text:style-name="T64">s</text:span><text:span text:style-name="T65">.Sum(y=&gt;y.Price)]&gt;&gt;</text:span></text:p>
                </table:table-cell>
              </table:table-row>
            </table:table>
            <text:p text:style-name="P66"/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2:00Z</meta:creation-date>
    <dc:date>2015-12-14T07:02:00Z</dc:date>
    <meta:template xlink:href="Normal" xlink:type="simple"/>
    <meta:editing-cycles>2</meta:editing-cycles>
    <meta:editing-duration>PT0S</meta:editing-duration>
    <meta:document-statistic meta:page-count="1" meta:paragraph-count="1" meta:word-count="46" meta:character-count="313" meta:row-count="2" meta:non-whitespace-character-count="268"/>
  </office:meta>
</office:document-meta>
</file>